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ValidatingParserConfiguration.createDTD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ValidatingParserConfiguration.NonValidatingPars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nValidatingParserConfiguration.configurePip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